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8fa" officeooo:paragraph-rsid="0011a8fa"/>
    </style:style>
    <style:style style:name="T1" style:family="text">
      <style:text-properties officeooo:rsid="0011a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Python program using different datastructures like lists, tuples, dictionary, sets and strings</text:p>
      <text:p text:style-name="Standard"/>
      <text:p text:style-name="Standard">def listfunction():</text:p>
      <text:p text:style-name="Standard"><text:tab/>print("contents and functions performed on the list are")</text:p>
      <text:p text:style-name="Standard"><text:tab/>list1=[12,42,20,84,30,60]</text:p>
      <text:p text:style-name="Standard"><text:tab/>print("Elements in list1 are",list1)</text:p>
      <text:p text:style-name="Standard"><text:tab/>list1.append(7)</text:p>
      <text:p text:style-name="Standard"><text:tab/>print("Appending 7 to the list",list1)</text:p>
      <text:p text:style-name="Standard"><text:tab/>list1.insert(2,66)</text:p>
      <text:p text:style-name="Standard"><text:tab/>print("Inserting 30 at second position",list1)</text:p>
      <text:p text:style-name="Standard"><text:tab/>list2=[10,550,50,14,81]</text:p>
      <text:p text:style-name="Standard"><text:tab/>print("Elements in list2 are ",list2)</text:p>
      <text:p text:style-name="Standard"><text:tab/>list2.extend(list1)</text:p>
      <text:p text:style-name="Standard"><text:tab/>print("Extending the list by adding to another list",list2)</text:p>
      <text:p text:style-name="Standard"><text:tab/>print("Counting in list",list1.count(20))</text:p>
      <text:p text:style-name="Standard"><text:tab/>print("Length of the list", len(list1))</text:p>
      <text:p text:style-name="Standard"><text:tab/>print("Element at the index of 5",list1.index(84))</text:p>
      <text:p text:style-name="Standard"><text:tab/>print("Sorting lists",list1.sort())</text:p>
      <text:p text:style-name="Standard"><text:tab/>list1.remove(42)</text:p>
      <text:p text:style-name="Standard"><text:tab/>print("Removing an element from list",list1)</text:p>
      <text:p text:style-name="Standard"/>
      <text:p text:style-name="Standard">def tuplefunction():</text:p>
      <text:p text:style-name="Standard"><text:tab/>print("contents and the functions performed on the tuples are")</text:p>
      <text:p text:style-name="Standard"><text:tab/>tuple1=(32,51,17,63,24,97)</text:p>
      <text:p text:style-name="Standard"><text:tab/>print("Elements in the tuples1 are",tuple1)</text:p>
      <text:p text:style-name="Standard"><text:tab/>tuple2=(11,16,12,19,0)</text:p>
      <text:p text:style-name="Standard"><text:tab/>print("Elements in the tuples2 are",tuple2)</text:p>
      <text:p text:style-name="Standard"><text:tab/>print("Concatenation of two tuples gives",tuple1+tuple2)</text:p>
      <text:p text:style-name="Standard"><text:tab/>tuple3 = (tuple1,tuple2)</text:p>
      <text:p text:style-name="Standard"><text:tab/>print("Nesting of tuples",tuple3)</text:p>
      <text:p text:style-name="Standard"><text:tab/>tuple4=('hello world')*5</text:p>
      <text:p text:style-name="Standard"><text:tab/>print("Repetition in tuples",tuple4)</text:p>
      <text:p text:style-name="Standard"><text:tab/>print("Slicing in tuples",tuple1[::-1])</text:p>
      <text:p text:style-name="Standard"><text:tab/>print("Slicing in tuples",tuple1[2:4])</text:p>
      <text:p text:style-name="Standard"><text:tab/>print("Length of tuple3",len(tuple3))</text:p>
      <text:p text:style-name="Standard"><text:tab/>list1=[0,1,2]</text:p>
      <text:p text:style-name="Standard"><text:tab/>print("Printing the elements of the list",list1)</text:p>
      <text:p text:style-name="Standard"><text:tab/>print("Converting list into tuple",tuple(list1))</text:p>
      <text:p text:style-name="Standard"/>
      <text:p text:style-name="Standard">def setsfunction():</text:p>
      <text:p text:style-name="Standard"><text:tab/>print("contents and functions performed on the sets are")</text:p>
      <text:p text:style-name="Standard"><text:tab/>set1 = {6,1,3,8,2,7}</text:p>
      <text:p text:style-name="Standard"><text:tab/>print("Elements in set1 are as follows",set1)</text:p>
      <text:p text:style-name="Standard"><text:tab/>print("Adding a element in the above set",set1.add(9))</text:p>
      <text:p text:style-name="Standard"><text:tab/>set2 = {6,3,11,29,67}</text:p>
      <text:p text:style-name="Standard"><text:tab/>print("Elements in set2 are",set2)</text:p>
      <text:p text:style-name="Standard"><text:tab/>print("Union of two sets gives",set1.union(set2))</text:p>
      <text:p text:style-name="Standard"><text:tab/>print("Intersection of two sets gives",set1.intersection(set2))</text:p>
      <text:p text:style-name="Standard"><text:tab/>print("Difference of two sets gives",set1.difference(set2))</text:p>
      <text:p text:style-name="Standard"><text:tab/>print("Clearing the sets",set1.clear())</text:p>
      <text:p text:style-name="Standard"><text:tab/>print(set1)</text:p>
      <text:p text:style-name="Standard"/>
      <text:p text:style-name="Standard"><text:soft-page-break/>def dictionaryfunction():</text:p>
      <text:p text:style-name="Standard"><text:tab/>print("contents and the functions performed on dictionary in python are")</text:p>
      <text:p text:style-name="Standard"><text:tab/>dict1 = {1: 10,2: 20,3: 30,4: 40, 5: 50}</text:p>
      <text:p text:style-name="Standard"><text:tab/>print("Dictionary elements along with keys ",dict1)</text:p>
      <text:p text:style-name="Standard"><text:tab/>dict2 = {1: 5,2: 10,3: {4: 3,5: 6}}</text:p>
      <text:p text:style-name="Standard"><text:tab/>print("Creating a nested of dictionary",dict2)</text:p>
      <text:p text:style-name="Standard"><text:tab/>dict1[2] = 9</text:p>
      <text:p text:style-name="Standard"><text:tab/>print("Updating dictionary",dict1)</text:p>
      <text:p text:style-name="Standard"><text:tab/>print("Accessing elements in dictionary",dict1.get(2))</text:p>
      <text:p text:style-name="Standard"><text:tab/>del dict1[3]</text:p>
      <text:p text:style-name="Standard"><text:tab/>print("Deleting an element from the dictionary",dict1)</text:p>
      <text:p text:style-name="Standard"/>
      <text:p text:style-name="Standard">def stringfunction():</text:p>
      <text:p text:style-name="Standard"><text:tab/>print("contents and functions performed on string are")</text:p>
      <text:p text:style-name="Standard"><text:tab/>string1 = "Hello my name is lavisha"</text:p>
      <text:p text:style-name="Standard"><text:tab/>print("Printing string1 ",string1)</text:p>
      <text:p text:style-name="Standard"><text:tab/>print("Accessing characters in string ",string1[2:6])</text:p>
      <text:p text:style-name="Standard"><text:tab/>string2 = string1.replace('name','self')</text:p>
      <text:p text:style-name="Standard"><text:tab/>print("Replacing a word in the string ",string2)</text:p>
      <text:p text:style-name="Standard"><text:tab/>print("Upper case of a string gives ",string2.upper())</text:p>
      <text:p text:style-name="Standard"><text:tab/>print("Lower case of a string gives",string1.lower())</text:p>
      <text:p text:style-name="Standard"><text:tab/>print("Join in string ",string1.join("!!!!"))</text:p>
      <text:p text:style-name="Standard"/>
      <text:p text:style-name="Standard">listfunction()</text:p>
      <text:p text:style-name="Standard">tuplefunction()</text:p>
      <text:p text:style-name="Standard">setsfunction()</text:p>
      <text:p text:style-name="Standard">dictionaryfunction()</text:p>
      <text:p text:style-name="Standard">stringfunction()</text:p>
      <text:p text:style-name="Standard"><text:s/></text:p>
      <text:p text:style-name="Standard"/>
      <text:p text:style-name="Standard"/>
      <text:p text:style-name="P1">output:</text:p>
      <text:p text:style-name="P1"/>
      <text:p text:style-name="P1">contents and functions performed on the list are</text:p>
      <text:p text:style-name="P1">Elements in list1 are [12, 42, 20, 84, 30, 60]</text:p>
      <text:p text:style-name="P1">Appending 7 to the list [12, 42, 20, 84, 30, 60, 7]</text:p>
      <text:p text:style-name="P1">Inserting 30 at second position [12, 42, 66, 20, 84, 30, 60, 7]</text:p>
      <text:p text:style-name="P1">Elements in list2 are <text:s/>[10, 550, 50, 14, 81]</text:p>
      <text:p text:style-name="P1">Extending the list by adding to another list [10, 550, 50, 14, 81, 12, 42, 66, 20, 84, 30, 60, 7]</text:p>
      <text:p text:style-name="P1">Counting in list 1</text:p>
      <text:p text:style-name="P1">Length of the list 8</text:p>
      <text:p text:style-name="P1">Element at the index of 5 4</text:p>
      <text:p text:style-name="P1">Sorting lists None</text:p>
      <text:p text:style-name="P1">Removing an element from list [7, 12, 20, 30, 60, 66, 84]</text:p>
      <text:p text:style-name="P1">contents and the functions performed on the tuples are</text:p>
      <text:p text:style-name="P1">Elements in the tuples1 are (32, 51, 17, 63, 24, 97)</text:p>
      <text:p text:style-name="P1">Elements in the tuples2 are (11, 16, 12, 19, 0)</text:p>
      <text:p text:style-name="P1">Concatenation of two tuples gives (32, 51, 17, 63, 24, 97, 11, 16, 12, 19, 0)</text:p>
      <text:p text:style-name="P1">Nesting of tuples ((32, 51, 17, 63, 24, 97), (11, 16, 12, 19, 0))</text:p>
      <text:p text:style-name="P1">Repetition in tuples hello worldhello worldhello worldhello worldhello world</text:p>
      <text:p text:style-name="P1">Slicing in tuples (97, 24, 63, 17, 51, 32)</text:p>
      <text:p text:style-name="P1">Slicing in tuples (17, 63)</text:p>
      <text:p text:style-name="P1"><text:soft-page-break/>Length of tuple3 2</text:p>
      <text:p text:style-name="P1">Printing the elements of the list [0, 1, 2]</text:p>
      <text:p text:style-name="P1">Converting list into tuple (0, 1, 2)</text:p>
      <text:p text:style-name="P1">contents and functions performed on the sets are</text:p>
      <text:p text:style-name="P1">Elements in set1 are as follows {1, 2, 3, 6, 7, 8}</text:p>
      <text:p text:style-name="P1">Adding a element in the above set None</text:p>
      <text:p text:style-name="P1">Elements in set2 are {67, 3, 6, 11, 29}</text:p>
      <text:p text:style-name="P1">Union of two sets gives {1, 2, 3, 67, 6, 7, 8, 9, 11, 29}</text:p>
      <text:p text:style-name="P1">Intersection of two sets gives {3, 6}</text:p>
      <text:p text:style-name="P1">Difference of two sets gives {1, 2, 7, 8, 9}</text:p>
      <text:p text:style-name="P1">Clearing the sets None</text:p>
      <text:p text:style-name="P1">set()</text:p>
      <text:p text:style-name="P1">contents and the functions performed on dictionary in python are</text:p>
      <text:p text:style-name="P1">Dictionary elements along with keys <text:s/>{1: 10, 2: 20, 3: 30, 4: 40, 5: 50}</text:p>
      <text:p text:style-name="P1">Creating a nested of dictionary {1: 5, 2: 10, 3: {4: 3, 5: 6}}</text:p>
      <text:p text:style-name="P1">Updating dictionary {1: 10, 2: 9, 3: 30, 4: 40, 5: 50}</text:p>
      <text:p text:style-name="P1">Accessing elements in dictionary 9</text:p>
      <text:p text:style-name="P1">Deleting an element from the dictionary {1: 10, 2: 9, 4: 40, 5: 50}</text:p>
      <text:p text:style-name="P1">contents and functions performed on string are</text:p>
      <text:p text:style-name="P1">Printing string1 <text:s/>Hello my name is lavisha</text:p>
      <text:p text:style-name="P1">Accessing characters in string <text:s/>llo </text:p>
      <text:p text:style-name="P1">Replacing a word in the string <text:s/>Hello my self is lavisha</text:p>
      <text:p text:style-name="P1">Upper case of a string gives <text:s/>HELLO MY SELF IS LAVISHA</text:p>
      <text:p text:style-name="P1">Lower case of a string gives hello my name is lavisha</text:p>
      <text:p text:style-name="P1">Join in string <text:s/>!Hello my name is lavisha!Hello my name is lavisha!Hello my name is lavish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44:02.556407793</meta:creation-date>
    <dc:date>2019-09-16T11:45:26.834108168</dc:date>
    <meta:editing-duration>PT1M24S</meta:editing-duration>
    <meta:editing-cycles>1</meta:editing-cycles>
    <meta:document-statistic meta:table-count="0" meta:image-count="0" meta:object-count="0" meta:page-count="3" meta:paragraph-count="120" meta:word-count="720" meta:character-count="4919" meta:non-whitespace-character-count="4246"/>
    <meta:generator>LibreOffice/6.2.6.2$Linux_X86_64 LibreOffice_project/20$Build-2</meta:generator>
  </office:meta>
</office:document-meta>
</file>